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700000161BFFB586496BDA4C4.png" manifest:media-type="image/png"/>
  <manifest:file-entry manifest:full-path="Pictures/10000000000003F300000348253C248FBD5D63CC.png" manifest:media-type="image/png"/>
  <manifest:file-entry manifest:full-path="Pictures/1000000000000205000002664ACFF7B60943EB25.png" manifest:media-type="image/png"/>
  <manifest:file-entry manifest:full-path="Pictures/10000000000003930000036D7BA0A65879F6DCD3.png" manifest:media-type="image/png"/>
  <manifest:file-entry manifest:full-path="Pictures/1000000000000305000002FAF8E5B433F750AA3F.png" manifest:media-type="image/png"/>
  <manifest:file-entry manifest:full-path="Pictures/100000000000044700000372BF3E5287B014EBF3.png" manifest:media-type="image/png"/>
  <manifest:file-entry manifest:full-path="Pictures/10000000000002C20000032AEC9D28C2F0FAD4CD.png" manifest:media-type="image/png"/>
  <manifest:file-entry manifest:full-path="Pictures/100000000000028000000282888788CD62FBBD45.png" manifest:media-type="image/png"/>
  <manifest:file-entry manifest:full-path="Pictures/100000000000026700000286ED3C0327B59CFB07.png" manifest:media-type="image/png"/>
  <manifest:file-entry manifest:full-path="Pictures/100000000000030F00000312D03FC82933C36E5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FifthLeg" svg:font-family="FifthLeg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 Regular" svg:font-family="'Noto Sans JP Regular'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mikachan" svg:font-family="mikachan" style:font-pitch="variable"/>
    <style:font-face style:name="mikachan-P" svg:font-family="mikachan-P" style:font-pitch="variable"/>
    <style:font-face style:name="mikachan-PB" svg:font-family="mikachan-PB" style:font-pitch="variable"/>
    <style:font-face style:name="mikachan-PS" svg:font-family="mikachan-P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23b8dc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11.77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5.315cm"/>
      <style:paragraph-properties style:writing-mode="lr-tb"/>
    </style:style>
    <style:style style:name="P1" style:family="paragraph">
      <loext:graphic-properties draw:fill-color="#23b8d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style:font-name="mikachan-PB" fo:font-weight="normal" style:font-weight-asian="normal" style:font-weight-complex="normal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mikachan-PB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5" style:family="paragraph">
      <loext:graphic-properties draw:fill="none" draw:fill-color="#ffffff"/>
      <style:paragraph-properties style:writing-mode="lr-tb"/>
      <style:text-properties style:font-name="mikachan-PB" fo:font-size="22pt" style:font-size-asian="22pt" style:font-size-complex="22pt"/>
    </style:style>
    <style:style style:name="T1" style:family="text">
      <style:text-properties style:use-window-font-color="true" loext:opacity="0%" style:text-outline="false" style:text-line-through-style="none" style:text-line-through-type="none" style:font-name="mikachan-PB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mikachan-PB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5.94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234cm" svg:height="4.25cm" svg:x="10.981cm" svg:y="6.617cm">
          <draw:image xlink:href="Pictures/100000000000030F00000312D03FC82933C36E54.png" xlink:type="simple" xlink:show="embed" xlink:actuate="onLoad" draw:mime-type="image/png">
            <text:p/>
          </draw:image>
        </draw:frame>
        <draw:frame draw:style-name="gr2" draw:text-style-name="P2" draw:layer="layout" svg:width="4.554cm" svg:height="4.785cm" svg:x="4.735cm" svg:y="7.109cm">
          <draw:image xlink:href="Pictures/100000000000026700000286ED3C0327B59CFB07.png" xlink:type="simple" xlink:show="embed" xlink:actuate="onLoad" draw:mime-type="image/png">
            <text:p/>
          </draw:image>
        </draw:frame>
        <draw:frame draw:style-name="gr2" draw:text-style-name="P2" draw:layer="layout" svg:width="4.597cm" svg:height="4.612cm" svg:x="7.348cm" svg:y="9.798cm">
          <draw:image xlink:href="Pictures/100000000000028000000282888788CD62FBBD45.png" xlink:type="simple" xlink:show="embed" xlink:actuate="onLoad" draw:mime-type="image/png">
            <text:p/>
          </draw:image>
        </draw:frame>
        <draw:frame draw:style-name="gr2" draw:text-style-name="P2" draw:layer="layout" svg:width="4.572cm" svg:height="3.683cm" svg:x="10.332cm" svg:y="13.292cm">
          <draw:image xlink:href="Pictures/100000000000044700000372BF3E5287B014EBF3.png" xlink:type="simple" xlink:show="embed" xlink:actuate="onLoad" draw:mime-type="image/png">
            <text:p/>
          </draw:image>
        </draw:frame>
        <draw:frame draw:style-name="gr2" draw:text-style-name="P2" draw:layer="layout" svg:width="4.17cm" svg:height="4.11cm" svg:x="2.799cm" svg:y="15.81cm">
          <draw:image xlink:href="Pictures/1000000000000305000002FAF8E5B433F750AA3F.png" xlink:type="simple" xlink:show="embed" xlink:actuate="onLoad" draw:mime-type="image/png">
            <text:p/>
          </draw:image>
        </draw:frame>
        <draw:frame draw:style-name="gr2" draw:text-style-name="P2" draw:layer="layout" svg:width="3.937cm" svg:height="3.774cm" svg:x="14.256cm" svg:y="10.121cm">
          <draw:image xlink:href="Pictures/10000000000003930000036D7BA0A65879F6DCD3.png" xlink:type="simple" xlink:show="embed" xlink:actuate="onLoad" draw:mime-type="image/png">
            <text:p/>
          </draw:image>
        </draw:frame>
        <draw:frame draw:style-name="gr2" draw:text-style-name="P2" draw:layer="layout" svg:width="3.942cm" svg:height="4.524cm" svg:x="14.991cm" svg:y="21.345cm">
          <draw:image xlink:href="Pictures/10000000000002C20000032AEC9D28C2F0FAD4CD.png" xlink:type="simple" xlink:show="embed" xlink:actuate="onLoad" draw:mime-type="image/png">
            <text:p/>
          </draw:image>
        </draw:frame>
        <draw:frame draw:style-name="gr2" draw:text-style-name="P2" draw:layer="layout" svg:width="3.757cm" svg:height="4.346cm" svg:x="9.499cm" svg:y="21.232cm">
          <draw:image xlink:href="Pictures/1000000000000205000002664ACFF7B60943EB25.png" xlink:type="simple" xlink:show="embed" xlink:actuate="onLoad" draw:mime-type="image/png">
            <text:p/>
          </draw:image>
        </draw:frame>
        <draw:frame draw:style-name="gr2" draw:text-style-name="P2" draw:layer="layout" svg:width="4.122cm" svg:height="4.053cm" svg:x="6.134cm" svg:y="18.326cm">
          <draw:image xlink:href="Pictures/100000000000016700000161BFFB586496BDA4C4.png" xlink:type="simple" xlink:show="embed" xlink:actuate="onLoad" draw:mime-type="image/png">
            <text:p/>
          </draw:image>
        </draw:frame>
        <draw:frame draw:style-name="gr2" draw:text-style-name="P2" draw:layer="layout" svg:width="4.137cm" svg:height="3.438cm" svg:x="12.36cm" svg:y="19.044cm">
          <draw:image xlink:href="Pictures/10000000000003F300000348253C248FBD5D63CC.png" xlink:type="simple" xlink:show="embed" xlink:actuate="onLoad" draw:mime-type="image/png">
            <text:p/>
          </draw:image>
        </draw:frame>
        <draw:frame draw:style-name="gr3" draw:text-style-name="P4" draw:layer="layout" svg:width="17.507cm" svg:height="2.511cm" svg:x="2cm" svg:y="2.353cm">
          <draw:text-box>
            <text:p text:style-name="P3"><text:span text:style-name="T1">Computational <text:s/>Methods <text:s/>for <text:s/>Physics</text:span><text:span text:style-name="T1"><text:line-break/></text:span><text:span text:style-name="T1">with <text:s/>Python</text:span></text:p>
          </draw:text-box>
        </draw:frame>
        <draw:frame draw:style-name="gr4" draw:text-style-name="P5" draw:layer="layout" svg:width="5.815cm" svg:height="1.162cm" svg:x="2.933cm" svg:y="24.643cm">
          <draw:text-box>
            <text:p><text:span text:style-name="T2">Ryoichi Kawai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FifthLeg" svg:font-family="FifthLeg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 Regular" svg:font-family="'Noto Sans JP Regular'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mikachan" svg:font-family="mikachan" style:font-pitch="variable"/>
    <style:font-face style:name="mikachan-P" svg:font-family="mikachan-P" style:font-pitch="variable"/>
    <style:font-face style:name="mikachan-PB" svg:font-family="mikachan-PB" style:font-pitch="variable"/>
    <style:font-face style:name="mikachan-PS" svg:font-family="mikachan-P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2" style:font-size-asian="24pt" style:language-asian="zh" style:country-asian="CN" style:font-name-complex="Arial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4-12-17T11:26:00.498372974</meta:creation-date>
    <dc:date>2022-09-08T09:42:52.988830811</dc:date>
    <meta:editing-duration>PT24M39S</meta:editing-duration>
    <meta:editing-cycles>5</meta:editing-cycles>
    <meta:generator>LibreOffice/7.3.3.1$Linux_X86_64 LibreOffice_project/30$Build-1</meta:generator>
    <meta:document-statistic meta:object-count="13"/>
  </office:meta>
</office:document-meta>
</file>